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3.64" calcext:value-type="float">
            <text:p>3.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8.96" calcext:value-type="float">
            <text:p>8.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32" calcext:value-type="float">
            <text:p>32</text:p>
          </table:table-cell>
          <table:table-cell table:formula="of:=[.B6]*[.C6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table:formula="of:=[.B7]*[.C7]" office:value-type="float" office:value="49.28" calcext:value-type="float">
            <text:p>49.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table:formula="of:=[.B8]*[.C8]" office:value-type="float" office:value="70.4" calcext:value-type="float">
            <text:p>70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  <table:table-cell office:value-type="float" office:value="256" calcext:value-type="float">
            <text:p>256</text:p>
          </table:table-cell>
          <table:table-cell table:formula="of:=[.B9]*[.C9]" office:value-type="float" office:value="81.92" calcext:value-type="float">
            <text:p>81.9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" calcext:value-type="float">
            <text:p>0.23</text:p>
          </table:table-cell>
          <table:table-cell office:value-type="float" office:value="512" calcext:value-type="float">
            <text:p>512</text:p>
          </table:table-cell>
          <table:table-cell table:formula="of:=[.B10]*[.C10]" office:value-type="float" office:value="117.76" calcext:value-type="float">
            <text:p>117.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1024" calcext:value-type="float">
            <text:p>1024</text:p>
          </table:table-cell>
          <table:table-cell table:formula="of:=[.B11]*[.C11]" office:value-type="float" office:value="143.36" calcext:value-type="float">
            <text:p>143.3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" calcext:value-type="float">
            <text:p>0.08</text:p>
          </table:table-cell>
          <table:table-cell office:value-type="float" office:value="2048" calcext:value-type="float">
            <text:p>2048</text:p>
          </table:table-cell>
          <table:table-cell table:formula="of:=[.B12]*[.C12]" office:value-type="float" office:value="163.84" calcext:value-type="float">
            <text:p>163.8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office:value-type="float" office:value="4096" calcext:value-type="float">
            <text:p>4096</text:p>
          </table:table-cell>
          <table:table-cell table:formula="of:=[.B13]*[.C13]" office:value-type="float" office:value="122.88" calcext:value-type="float">
            <text:p>122.8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table:formula="of:=[.C13]*2" office:value-type="float" office:value="8192" calcext:value-type="float">
            <text:p>8192</text:p>
          </table:table-cell>
          <table:table-cell table:formula="of:=[.B14]*[.C14]" office:value-type="float" office:value="73.728" calcext:value-type="float">
            <text:p>73.72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table:formula="of:=[.C14]*2" office:value-type="float" office:value="16384" calcext:value-type="float">
            <text:p>16384</text:p>
          </table:table-cell>
          <table:table-cell table:formula="of:=[.B15]*[.C15]" office:value-type="float" office:value="65.536" calcext:value-type="float">
            <text:p>65.53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3" calcext:value-type="float">
            <text:p>0.0013</text:p>
          </table:table-cell>
          <table:table-cell table:formula="of:=[.C15]*2" office:value-type="float" office:value="32768" calcext:value-type="float">
            <text:p>32768</text:p>
          </table:table-cell>
          <table:table-cell table:formula="of:=[.B16]*[.C16]" office:value-type="float" office:value="42.5984" calcext:value-type="float">
            <text:p>42.59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8" calcext:value-type="float">
            <text:p>0.0008</text:p>
          </table:table-cell>
          <table:table-cell table:formula="of:=[.C16]*2" office:value-type="float" office:value="65536" calcext:value-type="float">
            <text:p>65536</text:p>
          </table:table-cell>
          <table:table-cell table:formula="of:=[.B17]*[.C17]" office:value-type="float" office:value="52.4288" calcext:value-type="float">
            <text:p>52.428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" calcext:value-type="float">
            <text:p>0.0003</text:p>
          </table:table-cell>
          <table:table-cell table:formula="of:=[.C17]*2" office:value-type="float" office:value="131072" calcext:value-type="float">
            <text:p>131072</text:p>
          </table:table-cell>
          <table:table-cell table:formula="of:=[.B18]*[.C18]" office:value-type="float" office:value="39.3216" calcext:value-type="float">
            <text:p>39.32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8" calcext:value-type="float">
            <text:p>0.00018</text:p>
          </table:table-cell>
          <table:table-cell table:formula="of:=[.C18]*2" office:value-type="float" office:value="262144" calcext:value-type="float">
            <text:p>262144</text:p>
          </table:table-cell>
          <table:table-cell table:formula="of:=[.B19]*[.C19]" office:value-type="float" office:value="47.18592" calcext:value-type="float">
            <text:p>47.1859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4" calcext:value-type="float">
            <text:p>0.000084</text:p>
          </table:table-cell>
          <table:table-cell table:formula="of:=[.C19]*2" office:value-type="float" office:value="524288" calcext:value-type="float">
            <text:p>524288</text:p>
          </table:table-cell>
          <table:table-cell table:formula="of:=[.B20]*[.C20]" office:value-type="float" office:value="44.040192" calcext:value-type="float">
            <text:p>44.04019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41" calcext:value-type="float">
            <text:p>0.000041</text:p>
          </table:table-cell>
          <table:table-cell table:formula="of:=[.C20]*2" office:value-type="float" office:value="1048576" calcext:value-type="float">
            <text:p>1048576</text:p>
          </table:table-cell>
          <table:table-cell table:formula="of:=[.B21]*[.C21]" office:value-type="float" office:value="42.991616" calcext:value-type="float">
            <text:p>42.99161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11" calcext:value-type="float">
            <text:p>0.000011</text:p>
          </table:table-cell>
          <table:table-cell table:formula="of:=[.C21]*2" office:value-type="float" office:value="2097152" calcext:value-type="float">
            <text:p>2097152</text:p>
          </table:table-cell>
          <table:table-cell table:formula="of:=[.B22]*[.C22]" office:value-type="float" office:value="23.068672" calcext:value-type="float">
            <text:p>23.06867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9" calcext:value-type="float">
            <text:p>0.000009</text:p>
          </table:table-cell>
          <table:table-cell table:formula="of:=[.C22]*2" office:value-type="float" office:value="4194304" calcext:value-type="float">
            <text:p>4194304</text:p>
          </table:table-cell>
          <table:table-cell table:formula="of:=[.B23]*[.C23]" office:value-type="float" office:value="37.748736" calcext:value-type="float">
            <text:p>37.74873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ndwalk : </text:p>
          </table:table-cell>
          <table:table-cell/>
          <table:table-cell office:value-type="string" calcext:value-type="string">
            <text:p>-n 7 -s 16 -t 14</text:p>
          </table:table-cell>
          <table:table-cell/>
          <table:table-cell office:value-type="string" calcext:value-type="string">
            <text:p>-n 8 -s 16 -t 1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63273" calcext:value-type="float">
            <text:p>6.763273</text:p>
          </table:table-cell>
          <table:table-cell office:value-type="float" office:value="3.692273" calcext:value-type="float">
            <text:p>3.692273</text:p>
          </table:table-cell>
          <table:table-cell/>
          <table:table-cell office:value-type="float" office:value="6.643071" calcext:value-type="float">
            <text:p>6.643071</text:p>
          </table:table-cell>
          <table:table-cell office:value-type="float" office:value="3.718551" calcext:value-type="float">
            <text:p>3.7185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11092" calcext:value-type="float">
            <text:p>6.811092</text:p>
          </table:table-cell>
          <table:table-cell office:value-type="float" office:value="3.690008" calcext:value-type="float">
            <text:p>3.690008</text:p>
          </table:table-cell>
          <table:table-cell/>
          <table:table-cell office:value-type="float" office:value="6.544689" calcext:value-type="float">
            <text:p>6.544689</text:p>
          </table:table-cell>
          <table:table-cell office:value-type="float" office:value="3.695545" calcext:value-type="float">
            <text:p>3.6955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18433" calcext:value-type="float">
            <text:p>6.618433</text:p>
          </table:table-cell>
          <table:table-cell office:value-type="float" office:value="3.731308" calcext:value-type="float">
            <text:p>3.731308</text:p>
          </table:table-cell>
          <table:table-cell/>
          <table:table-cell office:value-type="float" office:value="6.573537" calcext:value-type="float">
            <text:p>6.573537</text:p>
          </table:table-cell>
          <table:table-cell office:value-type="float" office:value="3.684649" calcext:value-type="float">
            <text:p>3.6846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91693" calcext:value-type="float">
            <text:p>6.591693</text:p>
          </table:table-cell>
          <table:table-cell office:value-type="float" office:value="3.688903" calcext:value-type="float">
            <text:p>3.688903</text:p>
          </table:table-cell>
          <table:table-cell/>
          <table:table-cell office:value-type="float" office:value="6.585977" calcext:value-type="float">
            <text:p>6.585977</text:p>
          </table:table-cell>
          <table:table-cell office:value-type="float" office:value="3.662976" calcext:value-type="float">
            <text:p>3.6629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40161" calcext:value-type="float">
            <text:p>6.540161</text:p>
          </table:table-cell>
          <table:table-cell office:value-type="float" office:value="3.674315" calcext:value-type="float">
            <text:p>3.674315</text:p>
          </table:table-cell>
          <table:table-cell/>
          <table:table-cell office:value-type="float" office:value="6.59092" calcext:value-type="float">
            <text:p>6.59092</text:p>
          </table:table-cell>
          <table:table-cell office:value-type="float" office:value="3.697773" calcext:value-type="float">
            <text:p>3.6977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91815" calcext:value-type="float">
            <text:p>6.791815</text:p>
          </table:table-cell>
          <table:table-cell office:value-type="float" office:value="3.700048" calcext:value-type="float">
            <text:p>3.700048</text:p>
          </table:table-cell>
          <table:table-cell/>
          <table:table-cell office:value-type="float" office:value="6.570346" calcext:value-type="float">
            <text:p>6.570346</text:p>
          </table:table-cell>
          <table:table-cell office:value-type="float" office:value="3.568894" calcext:value-type="float">
            <text:p>3.5688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70844" calcext:value-type="float">
            <text:p>6.970844</text:p>
          </table:table-cell>
          <table:table-cell office:value-type="float" office:value="3.680001" calcext:value-type="float">
            <text:p>3.680001</text:p>
          </table:table-cell>
          <table:table-cell/>
          <table:table-cell office:value-type="float" office:value="6.561661" calcext:value-type="float">
            <text:p>6.561661</text:p>
          </table:table-cell>
          <table:table-cell office:value-type="float" office:value="3.605065" calcext:value-type="float">
            <text:p>3.6050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05584" calcext:value-type="float">
            <text:p>6.905584</text:p>
          </table:table-cell>
          <table:table-cell office:value-type="float" office:value="3.658142" calcext:value-type="float">
            <text:p>3.658142</text:p>
          </table:table-cell>
          <table:table-cell/>
          <table:table-cell office:value-type="float" office:value="6.569849" calcext:value-type="float">
            <text:p>6.569849</text:p>
          </table:table-cell>
          <table:table-cell office:value-type="float" office:value="3.577645" calcext:value-type="float">
            <text:p>3.5776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604802" calcext:value-type="float">
            <text:p>6.604802</text:p>
          </table:table-cell>
          <table:table-cell office:value-type="float" office:value="3.861663" calcext:value-type="float">
            <text:p>3.861663</text:p>
          </table:table-cell>
          <table:table-cell/>
          <table:table-cell office:value-type="float" office:value="6.543846" calcext:value-type="float">
            <text:p>6.543846</text:p>
          </table:table-cell>
          <table:table-cell office:value-type="float" office:value="3.520862" calcext:value-type="float">
            <text:p>3.5208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57412" calcext:value-type="float">
            <text:p>6.657412</text:p>
          </table:table-cell>
          <table:table-cell office:value-type="float" office:value="3.691545" calcext:value-type="float">
            <text:p>3.691545</text:p>
          </table:table-cell>
          <table:table-cell/>
          <table:table-cell office:value-type="float" office:value="6.559175" calcext:value-type="float">
            <text:p>6.559175</text:p>
          </table:table-cell>
          <table:table-cell office:value-type="float" office:value="3.543398" calcext:value-type="float">
            <text:p>3.5433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676693" calcext:value-type="float">
            <text:p>6.676693</text:p>
          </table:table-cell>
          <table:table-cell office:value-type="float" office:value="3.661621" calcext:value-type="float">
            <text:p>3.661621</text:p>
          </table:table-cell>
          <table:table-cell/>
          <table:table-cell office:value-type="float" office:value="6.554533" calcext:value-type="float">
            <text:p>6.554533</text:p>
          </table:table-cell>
          <table:table-cell office:value-type="float" office:value="3.556537" calcext:value-type="float">
            <text:p>3.5565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583795" calcext:value-type="float">
            <text:p>6.583795</text:p>
          </table:table-cell>
          <table:table-cell office:value-type="float" office:value="4.181702" calcext:value-type="float">
            <text:p>4.181702</text:p>
          </table:table-cell>
          <table:table-cell/>
          <table:table-cell office:value-type="float" office:value="6.583167" calcext:value-type="float">
            <text:p>6.583167</text:p>
          </table:table-cell>
          <table:table-cell office:value-type="float" office:value="3.540563" calcext:value-type="float">
            <text:p>3.5405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616241" calcext:value-type="float">
            <text:p>6.616241</text:p>
          </table:table-cell>
          <table:table-cell office:value-type="float" office:value="3.718015" calcext:value-type="float">
            <text:p>3.718015</text:p>
          </table:table-cell>
          <table:table-cell/>
          <table:table-cell office:value-type="float" office:value="6.530055" calcext:value-type="float">
            <text:p>6.530055</text:p>
          </table:table-cell>
          <table:table-cell office:value-type="float" office:value="3.571531" calcext:value-type="float">
            <text:p>3.5715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56762" calcext:value-type="float">
            <text:p>6.56762</text:p>
          </table:table-cell>
          <table:table-cell office:value-type="float" office:value="3.719016" calcext:value-type="float">
            <text:p>3.719016</text:p>
          </table:table-cell>
          <table:table-cell/>
          <table:table-cell office:value-type="float" office:value="6.557144" calcext:value-type="float">
            <text:p>6.557144</text:p>
          </table:table-cell>
          <table:table-cell office:value-type="float" office:value="3.545054" calcext:value-type="float">
            <text:p>3.5450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55267" calcext:value-type="float">
            <text:p>6.55267</text:p>
          </table:table-cell>
          <table:table-cell office:value-type="float" office:value="3.625758" calcext:value-type="float">
            <text:p>3.625758</text:p>
          </table:table-cell>
          <table:table-cell/>
          <table:table-cell office:value-type="float" office:value="6.563562" calcext:value-type="float">
            <text:p>6.563562</text:p>
          </table:table-cell>
          <table:table-cell office:value-type="float" office:value="3.571094" calcext:value-type="float">
            <text:p>3.5710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547784" calcext:value-type="float">
            <text:p>6.547784</text:p>
          </table:table-cell>
          <table:table-cell office:value-type="float" office:value="3.60921" calcext:value-type="float">
            <text:p>3.60921</text:p>
          </table:table-cell>
          <table:table-cell/>
          <table:table-cell office:value-type="float" office:value="6.828921" calcext:value-type="float">
            <text:p>6.828921</text:p>
          </table:table-cell>
          <table:table-cell office:value-type="float" office:value="3.577098" calcext:value-type="float">
            <text:p>3.57709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563519" calcext:value-type="float">
            <text:p>6.563519</text:p>
          </table:table-cell>
          <table:table-cell office:value-type="float" office:value="3.57739" calcext:value-type="float">
            <text:p>3.57739</text:p>
          </table:table-cell>
          <table:table-cell/>
          <table:table-cell office:value-type="float" office:value="7.327284" calcext:value-type="float">
            <text:p>7.327284</text:p>
          </table:table-cell>
          <table:table-cell office:value-type="float" office:value="3.578057" calcext:value-type="float">
            <text:p>3.5780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572729" calcext:value-type="float">
            <text:p>6.572729</text:p>
          </table:table-cell>
          <table:table-cell office:value-type="float" office:value="3.522133" calcext:value-type="float">
            <text:p>3.522133</text:p>
          </table:table-cell>
          <table:table-cell/>
          <table:table-cell office:value-type="float" office:value="6.566932" calcext:value-type="float">
            <text:p>6.566932</text:p>
          </table:table-cell>
          <table:table-cell office:value-type="float" office:value="3.574772" calcext:value-type="float">
            <text:p>3.57477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596832" calcext:value-type="float">
            <text:p>6.596832</text:p>
          </table:table-cell>
          <table:table-cell office:value-type="float" office:value="3.638424" calcext:value-type="float">
            <text:p>3.638424</text:p>
          </table:table-cell>
          <table:table-cell/>
          <table:table-cell office:value-type="float" office:value="6.566583" calcext:value-type="float">
            <text:p>6.566583</text:p>
          </table:table-cell>
          <table:table-cell office:value-type="float" office:value="3.575368" calcext:value-type="float">
            <text:p>3.5753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52962" calcext:value-type="float">
            <text:p>6.552962</text:p>
          </table:table-cell>
          <table:table-cell office:value-type="float" office:value="3.704099" calcext:value-type="float">
            <text:p>3.704099</text:p>
          </table:table-cell>
          <table:table-cell/>
          <table:table-cell office:value-type="float" office:value="6.55737" calcext:value-type="float">
            <text:p>6.55737</text:p>
          </table:table-cell>
          <table:table-cell office:value-type="float" office:value="3.57624" calcext:value-type="float">
            <text:p>3.576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66874" calcext:value-type="float">
            <text:p>6.566874</text:p>
          </table:table-cell>
          <table:table-cell office:value-type="float" office:value="3.655798" calcext:value-type="float">
            <text:p>3.655798</text:p>
          </table:table-cell>
          <table:table-cell/>
          <table:table-cell office:value-type="float" office:value="6.631157" calcext:value-type="float">
            <text:p>6.631157</text:p>
          </table:table-cell>
          <table:table-cell office:value-type="float" office:value="3.566221" calcext:value-type="float">
            <text:p>3.5662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556381" calcext:value-type="float">
            <text:p>6.556381</text:p>
          </table:table-cell>
          <table:table-cell office:value-type="float" office:value="3.549276" calcext:value-type="float">
            <text:p>3.549276</text:p>
          </table:table-cell>
          <table:table-cell/>
          <table:table-cell office:value-type="float" office:value="6.567712" calcext:value-type="float">
            <text:p>6.567712</text:p>
          </table:table-cell>
          <table:table-cell office:value-type="float" office:value="3.568009" calcext:value-type="float">
            <text:p>3.5680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563127" calcext:value-type="float">
            <text:p>6.563127</text:p>
          </table:table-cell>
          <table:table-cell office:value-type="float" office:value="3.551871" calcext:value-type="float">
            <text:p>3.551871</text:p>
          </table:table-cell>
          <table:table-cell/>
          <table:table-cell office:value-type="float" office:value="6.509208" calcext:value-type="float">
            <text:p>6.509208</text:p>
          </table:table-cell>
          <table:table-cell office:value-type="float" office:value="3.568601" calcext:value-type="float">
            <text:p>3.56860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545959" calcext:value-type="float">
            <text:p>6.545959</text:p>
          </table:table-cell>
          <table:table-cell office:value-type="float" office:value="3.514247" calcext:value-type="float">
            <text:p>3.514247</text:p>
          </table:table-cell>
          <table:table-cell/>
          <table:table-cell office:value-type="float" office:value="6.567348" calcext:value-type="float">
            <text:p>6.567348</text:p>
          </table:table-cell>
          <table:table-cell office:value-type="float" office:value="3.606888" calcext:value-type="float">
            <text:p>3.60688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25143" calcext:value-type="float">
            <text:p>6.525143</text:p>
          </table:table-cell>
          <table:table-cell office:value-type="float" office:value="3.564288" calcext:value-type="float">
            <text:p>3.564288</text:p>
          </table:table-cell>
          <table:table-cell/>
          <table:table-cell office:value-type="float" office:value="6.532523" calcext:value-type="float">
            <text:p>6.532523</text:p>
          </table:table-cell>
          <table:table-cell office:value-type="float" office:value="3.644276" calcext:value-type="float">
            <text:p>3.64427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562035" calcext:value-type="float">
            <text:p>6.562035</text:p>
          </table:table-cell>
          <table:table-cell office:value-type="float" office:value="3.590833" calcext:value-type="float">
            <text:p>3.590833</text:p>
          </table:table-cell>
          <table:table-cell/>
          <table:table-cell office:value-type="float" office:value="6.572598" calcext:value-type="float">
            <text:p>6.572598</text:p>
          </table:table-cell>
          <table:table-cell office:value-type="float" office:value="3.536728" calcext:value-type="float">
            <text:p>3.5367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763347" calcext:value-type="float">
            <text:p>6.763347</text:p>
          </table:table-cell>
          <table:table-cell office:value-type="float" office:value="3.577828" calcext:value-type="float">
            <text:p>3.577828</text:p>
          </table:table-cell>
          <table:table-cell/>
          <table:table-cell office:value-type="float" office:value="6.633981" calcext:value-type="float">
            <text:p>6.633981</text:p>
          </table:table-cell>
          <table:table-cell office:value-type="float" office:value="3.538905" calcext:value-type="float">
            <text:p>3.5389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713371" calcext:value-type="float">
            <text:p>6.713371</text:p>
          </table:table-cell>
          <table:table-cell office:value-type="float" office:value="3.553733" calcext:value-type="float">
            <text:p>3.553733</text:p>
          </table:table-cell>
          <table:table-cell/>
          <table:table-cell office:value-type="float" office:value="6.565162" calcext:value-type="float">
            <text:p>6.565162</text:p>
          </table:table-cell>
          <table:table-cell office:value-type="float" office:value="3.584066" calcext:value-type="float">
            <text:p>3.58406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633019" calcext:value-type="float">
            <text:p>6.633019</text:p>
          </table:table-cell>
          <table:table-cell office:value-type="float" office:value="3.585588" calcext:value-type="float">
            <text:p>3.585588</text:p>
          </table:table-cell>
          <table:table-cell/>
          <table:table-cell office:value-type="float" office:value="6.529469" calcext:value-type="float">
            <text:p>6.529469</text:p>
          </table:table-cell>
          <table:table-cell office:value-type="float" office:value="3.591708" calcext:value-type="float">
            <text:p>3.5917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559457" calcext:value-type="float">
            <text:p>6.559457</text:p>
          </table:table-cell>
          <table:table-cell office:value-type="float" office:value="3.527473" calcext:value-type="float">
            <text:p>3.527473</text:p>
          </table:table-cell>
          <table:table-cell/>
          <table:table-cell office:value-type="float" office:value="6.557702" calcext:value-type="float">
            <text:p>6.557702</text:p>
          </table:table-cell>
          <table:table-cell office:value-type="float" office:value="3.575657" calcext:value-type="float">
            <text:p>3.5756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pose </text:p>
          </table:table-cell>
          <table:table-cell/>
          <table:table-cell office:value-type="string" calcext:value-type="string">
            <text:p>N = 14</text:p>
          </table:table-cell>
          <table:table-cell/>
          <table:table-cell office:value-type="string" calcext:value-type="string">
            <text:p>N = 13</text:p>
          </table:table-cell>
          <table:table-cell/>
          <table:table-cell office:value-type="string" calcext:value-type="string">
            <text:p>N = 15 ( process killed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4.905352" calcext:value-type="float">
            <text:p>4.905352</text:p>
          </table:table-cell>
          <table:table-cell office:value-type="float" office:value="1.332743" calcext:value-type="float">
            <text:p>1.332743</text:p>
          </table:table-cell>
          <table:table-cell/>
          <table:table-cell office:value-type="float" office:value="1.025992" calcext:value-type="float">
            <text:p>1.025992</text:p>
          </table:table-cell>
          <table:table-cell office:value-type="float" office:value="0.295809" calcext:value-type="float">
            <text:p>0.295809</text:p>
          </table:table-cell>
          <table:table-cell/>
        </table:table-row>
        <table:table-row table:style-name="ro1">
          <table:table-cell/>
          <table:table-cell office:value-type="float" office:value="4.281403" calcext:value-type="float">
            <text:p>4.281403</text:p>
          </table:table-cell>
          <table:table-cell office:value-type="float" office:value="1.370538" calcext:value-type="float">
            <text:p>1.370538</text:p>
          </table:table-cell>
          <table:table-cell/>
          <table:table-cell office:value-type="float" office:value="0.977526" calcext:value-type="float">
            <text:p>0.977526</text:p>
          </table:table-cell>
          <table:table-cell office:value-type="float" office:value="0.280111" calcext:value-type="float">
            <text:p>0.280111</text:p>
          </table:table-cell>
          <table:table-cell/>
        </table:table-row>
        <table:table-row table:style-name="ro1">
          <table:table-cell/>
          <table:table-cell office:value-type="float" office:value="3.952121" calcext:value-type="float">
            <text:p>3.952121</text:p>
          </table:table-cell>
          <table:table-cell office:value-type="float" office:value="1.64333" calcext:value-type="float">
            <text:p>1.64333</text:p>
          </table:table-cell>
          <table:table-cell/>
          <table:table-cell office:value-type="float" office:value="0.935231" calcext:value-type="float">
            <text:p>0.935231</text:p>
          </table:table-cell>
          <table:table-cell office:value-type="float" office:value="0.277186" calcext:value-type="float">
            <text:p>0.277186</text:p>
          </table:table-cell>
          <table:table-cell/>
        </table:table-row>
        <table:table-row table:style-name="ro1">
          <table:table-cell/>
          <table:table-cell office:value-type="float" office:value="4.559679" calcext:value-type="float">
            <text:p>4.559679</text:p>
          </table:table-cell>
          <table:table-cell office:value-type="float" office:value="1.20566" calcext:value-type="float">
            <text:p>1.20566</text:p>
          </table:table-cell>
          <table:table-cell/>
          <table:table-cell office:value-type="float" office:value="0.96263" calcext:value-type="float">
            <text:p>0.96263</text:p>
          </table:table-cell>
          <table:table-cell office:value-type="float" office:value="0.275998" calcext:value-type="float">
            <text:p>0.275998</text:p>
          </table:table-cell>
          <table:table-cell/>
        </table:table-row>
        <table:table-row table:style-name="ro1">
          <table:table-cell/>
          <table:table-cell office:value-type="float" office:value="3.966893" calcext:value-type="float">
            <text:p>3.966893</text:p>
          </table:table-cell>
          <table:table-cell office:value-type="float" office:value="1.329989" calcext:value-type="float">
            <text:p>1.329989</text:p>
          </table:table-cell>
          <table:table-cell/>
          <table:table-cell office:value-type="float" office:value="0.98817" calcext:value-type="float">
            <text:p>0.98817</text:p>
          </table:table-cell>
          <table:table-cell office:value-type="float" office:value="0.268715" calcext:value-type="float">
            <text:p>0.268715</text:p>
          </table:table-cell>
          <table:table-cell/>
        </table:table-row>
        <table:table-row table:style-name="ro1">
          <table:table-cell/>
          <table:table-cell office:value-type="float" office:value="4.523507" calcext:value-type="float">
            <text:p>4.523507</text:p>
          </table:table-cell>
          <table:table-cell office:value-type="float" office:value="1.249543" calcext:value-type="float">
            <text:p>1.249543</text:p>
          </table:table-cell>
          <table:table-cell/>
          <table:table-cell office:value-type="float" office:value="1.046993" calcext:value-type="float">
            <text:p>1.046993</text:p>
          </table:table-cell>
          <table:table-cell office:value-type="float" office:value="0.268741" calcext:value-type="float">
            <text:p>0.268741</text:p>
          </table:table-cell>
          <table:table-cell/>
        </table:table-row>
        <table:table-row table:style-name="ro1">
          <table:table-cell/>
          <table:table-cell office:value-type="float" office:value="3.843669" calcext:value-type="float">
            <text:p>3.843669</text:p>
          </table:table-cell>
          <table:table-cell office:value-type="float" office:value="1.204548" calcext:value-type="float">
            <text:p>1.204548</text:p>
          </table:table-cell>
          <table:table-cell/>
          <table:table-cell office:value-type="float" office:value="0.891399" calcext:value-type="float">
            <text:p>0.891399</text:p>
          </table:table-cell>
          <table:table-cell office:value-type="float" office:value="0.295738" calcext:value-type="float">
            <text:p>0.295738</text:p>
          </table:table-cell>
          <table:table-cell/>
        </table:table-row>
        <table:table-row table:style-name="ro1">
          <table:table-cell/>
          <table:table-cell office:value-type="float" office:value="3.844916" calcext:value-type="float">
            <text:p>3.844916</text:p>
          </table:table-cell>
          <table:table-cell office:value-type="float" office:value="1.324447" calcext:value-type="float">
            <text:p>1.324447</text:p>
          </table:table-cell>
          <table:table-cell/>
          <table:table-cell office:value-type="float" office:value="1.014225" calcext:value-type="float">
            <text:p>1.014225</text:p>
          </table:table-cell>
          <table:table-cell office:value-type="float" office:value="0.275588" calcext:value-type="float">
            <text:p>0.275588</text:p>
          </table:table-cell>
          <table:table-cell/>
        </table:table-row>
        <table:table-row table:style-name="ro1">
          <table:table-cell/>
          <table:table-cell office:value-type="float" office:value="3.903281" calcext:value-type="float">
            <text:p>3.903281</text:p>
          </table:table-cell>
          <table:table-cell office:value-type="float" office:value="1.176012" calcext:value-type="float">
            <text:p>1.176012</text:p>
          </table:table-cell>
          <table:table-cell/>
          <table:table-cell office:value-type="float" office:value="0.905364" calcext:value-type="float">
            <text:p>0.905364</text:p>
          </table:table-cell>
          <table:table-cell office:value-type="float" office:value="0.300179" calcext:value-type="float">
            <text:p>0.300179</text:p>
          </table:table-cell>
          <table:table-cell/>
        </table:table-row>
        <table:table-row table:style-name="ro1">
          <table:table-cell/>
          <table:table-cell office:value-type="float" office:value="3.887681" calcext:value-type="float">
            <text:p>3.887681</text:p>
          </table:table-cell>
          <table:table-cell office:value-type="float" office:value="1.22727" calcext:value-type="float">
            <text:p>1.22727</text:p>
          </table:table-cell>
          <table:table-cell/>
          <table:table-cell office:value-type="float" office:value="0.901282" calcext:value-type="float">
            <text:p>0.901282</text:p>
          </table:table-cell>
          <table:table-cell office:value-type="float" office:value="0.267975" calcext:value-type="float">
            <text:p>0.267975</text:p>
          </table:table-cell>
          <table:table-cell/>
        </table:table-row>
        <table:table-row table:style-name="ro1">
          <table:table-cell/>
          <table:table-cell office:value-type="float" office:value="3.870578" calcext:value-type="float">
            <text:p>3.870578</text:p>
          </table:table-cell>
          <table:table-cell office:value-type="float" office:value="1.126326" calcext:value-type="float">
            <text:p>1.126326</text:p>
          </table:table-cell>
          <table:table-cell/>
          <table:table-cell office:value-type="float" office:value="0.904118" calcext:value-type="float">
            <text:p>0.904118</text:p>
          </table:table-cell>
          <table:table-cell office:value-type="float" office:value="0.268353" calcext:value-type="float">
            <text:p>0.268353</text:p>
          </table:table-cell>
          <table:table-cell/>
        </table:table-row>
        <table:table-row table:style-name="ro1">
          <table:table-cell/>
          <table:table-cell office:value-type="float" office:value="3.856661" calcext:value-type="float">
            <text:p>3.856661</text:p>
          </table:table-cell>
          <table:table-cell office:value-type="float" office:value="1.125173" calcext:value-type="float">
            <text:p>1.125173</text:p>
          </table:table-cell>
          <table:table-cell/>
          <table:table-cell office:value-type="float" office:value="0.903732" calcext:value-type="float">
            <text:p>0.903732</text:p>
          </table:table-cell>
          <table:table-cell office:value-type="float" office:value="0.267479" calcext:value-type="float">
            <text:p>0.267479</text:p>
          </table:table-cell>
          <table:table-cell/>
        </table:table-row>
        <table:table-row table:style-name="ro1">
          <table:table-cell/>
          <table:table-cell office:value-type="float" office:value="4.183755" calcext:value-type="float">
            <text:p>4.183755</text:p>
          </table:table-cell>
          <table:table-cell office:value-type="float" office:value="1.165808" calcext:value-type="float">
            <text:p>1.165808</text:p>
          </table:table-cell>
          <table:table-cell/>
          <table:table-cell office:value-type="float" office:value="0.902517" calcext:value-type="float">
            <text:p>0.902517</text:p>
          </table:table-cell>
          <table:table-cell office:value-type="float" office:value="0.267033" calcext:value-type="float">
            <text:p>0.267033</text:p>
          </table:table-cell>
          <table:table-cell/>
        </table:table-row>
        <table:table-row table:style-name="ro1">
          <table:table-cell/>
          <table:table-cell office:value-type="float" office:value="3.863933" calcext:value-type="float">
            <text:p>3.863933</text:p>
          </table:table-cell>
          <table:table-cell office:value-type="float" office:value="1.164258" calcext:value-type="float">
            <text:p>1.164258</text:p>
          </table:table-cell>
          <table:table-cell/>
          <table:table-cell office:value-type="float" office:value="0.998948" calcext:value-type="float">
            <text:p>0.998948</text:p>
          </table:table-cell>
          <table:table-cell office:value-type="float" office:value="0.290128" calcext:value-type="float">
            <text:p>0.290128</text:p>
          </table:table-cell>
          <table:table-cell/>
        </table:table-row>
        <table:table-row table:style-name="ro1">
          <table:table-cell/>
          <table:table-cell office:value-type="float" office:value="4.046008" calcext:value-type="float">
            <text:p>4.046008</text:p>
          </table:table-cell>
          <table:table-cell office:value-type="float" office:value="1.267813" calcext:value-type="float">
            <text:p>1.267813</text:p>
          </table:table-cell>
          <table:table-cell/>
          <table:table-cell office:value-type="float" office:value="0.959759" calcext:value-type="float">
            <text:p>0.959759</text:p>
          </table:table-cell>
          <table:table-cell office:value-type="float" office:value="0.287161" calcext:value-type="float">
            <text:p>0.287161</text:p>
          </table:table-cell>
          <table:table-cell/>
        </table:table-row>
        <table:table-row table:style-name="ro1">
          <table:table-cell/>
          <table:table-cell office:value-type="float" office:value="3.926513" calcext:value-type="float">
            <text:p>3.926513</text:p>
          </table:table-cell>
          <table:table-cell office:value-type="float" office:value="1.214664" calcext:value-type="float">
            <text:p>1.214664</text:p>
          </table:table-cell>
          <table:table-cell/>
          <table:table-cell office:value-type="float" office:value="0.890955" calcext:value-type="float">
            <text:p>0.890955</text:p>
          </table:table-cell>
          <table:table-cell office:value-type="float" office:value="0.298007" calcext:value-type="float">
            <text:p>0.298007</text:p>
          </table:table-cell>
          <table:table-cell/>
        </table:table-row>
        <table:table-row table:style-name="ro1">
          <table:table-cell/>
          <table:table-cell office:value-type="float" office:value="3.923091" calcext:value-type="float">
            <text:p>3.923091</text:p>
          </table:table-cell>
          <table:table-cell office:value-type="float" office:value="1.149451" calcext:value-type="float">
            <text:p>1.149451</text:p>
          </table:table-cell>
          <table:table-cell/>
          <table:table-cell office:value-type="float" office:value="0.902154" calcext:value-type="float">
            <text:p>0.902154</text:p>
          </table:table-cell>
          <table:table-cell office:value-type="float" office:value="0.271749" calcext:value-type="float">
            <text:p>0.271749</text:p>
          </table:table-cell>
          <table:table-cell/>
        </table:table-row>
        <table:table-row table:style-name="ro1">
          <table:table-cell/>
          <table:table-cell office:value-type="float" office:value="3.8646" calcext:value-type="float">
            <text:p>3.8646</text:p>
          </table:table-cell>
          <table:table-cell office:value-type="float" office:value="1.249548" calcext:value-type="float">
            <text:p>1.249548</text:p>
          </table:table-cell>
          <table:table-cell/>
          <table:table-cell office:value-type="float" office:value="1.036039" calcext:value-type="float">
            <text:p>1.036039</text:p>
          </table:table-cell>
          <table:table-cell office:value-type="float" office:value="0.300721" calcext:value-type="float">
            <text:p>0.300721</text:p>
          </table:table-cell>
          <table:table-cell/>
        </table:table-row>
        <table:table-row table:style-name="ro1">
          <table:table-cell/>
          <table:table-cell office:value-type="float" office:value="3.852066" calcext:value-type="float">
            <text:p>3.852066</text:p>
          </table:table-cell>
          <table:table-cell office:value-type="float" office:value="1.489104" calcext:value-type="float">
            <text:p>1.489104</text:p>
          </table:table-cell>
          <table:table-cell/>
          <table:table-cell office:value-type="float" office:value="1.034136" calcext:value-type="float">
            <text:p>1.034136</text:p>
          </table:table-cell>
          <table:table-cell office:value-type="float" office:value="0.279558" calcext:value-type="float">
            <text:p>0.279558</text:p>
          </table:table-cell>
          <table:table-cell/>
        </table:table-row>
        <table:table-row table:style-name="ro1">
          <table:table-cell/>
          <table:table-cell office:value-type="float" office:value="4.120771" calcext:value-type="float">
            <text:p>4.120771</text:p>
          </table:table-cell>
          <table:table-cell office:value-type="float" office:value="1.251527" calcext:value-type="float">
            <text:p>1.251527</text:p>
          </table:table-cell>
          <table:table-cell/>
          <table:table-cell office:value-type="float" office:value="0.932754" calcext:value-type="float">
            <text:p>0.932754</text:p>
          </table:table-cell>
          <table:table-cell office:value-type="float" office:value="0.279989" calcext:value-type="float">
            <text:p>0.279989</text:p>
          </table:table-cell>
          <table:table-cell/>
        </table:table-row>
        <table:table-row table:style-name="ro1">
          <table:table-cell/>
          <table:table-cell office:value-type="float" office:value="4.620871" calcext:value-type="float">
            <text:p>4.620871</text:p>
          </table:table-cell>
          <table:table-cell office:value-type="float" office:value="1.20514" calcext:value-type="float">
            <text:p>1.20514</text:p>
          </table:table-cell>
          <table:table-cell/>
          <table:table-cell office:value-type="float" office:value="0.907671" calcext:value-type="float">
            <text:p>0.907671</text:p>
          </table:table-cell>
          <table:table-cell office:value-type="float" office:value="0.279453" calcext:value-type="float">
            <text:p>0.279453</text:p>
          </table:table-cell>
          <table:table-cell/>
        </table:table-row>
        <table:table-row table:style-name="ro1">
          <table:table-cell/>
          <table:table-cell office:value-type="float" office:value="3.927204" calcext:value-type="float">
            <text:p>3.927204</text:p>
          </table:table-cell>
          <table:table-cell office:value-type="float" office:value="1.183005" calcext:value-type="float">
            <text:p>1.183005</text:p>
          </table:table-cell>
          <table:table-cell/>
          <table:table-cell office:value-type="float" office:value="0.903267" calcext:value-type="float">
            <text:p>0.903267</text:p>
          </table:table-cell>
          <table:table-cell office:value-type="float" office:value="0.268774" calcext:value-type="float">
            <text:p>0.268774</text:p>
          </table:table-cell>
          <table:table-cell/>
        </table:table-row>
        <table:table-row table:style-name="ro1">
          <table:table-cell/>
          <table:table-cell office:value-type="float" office:value="3.907755" calcext:value-type="float">
            <text:p>3.907755</text:p>
          </table:table-cell>
          <table:table-cell office:value-type="float" office:value="1.305698" calcext:value-type="float">
            <text:p>1.305698</text:p>
          </table:table-cell>
          <table:table-cell/>
          <table:table-cell office:value-type="float" office:value="1.075436" calcext:value-type="float">
            <text:p>1.075436</text:p>
          </table:table-cell>
          <table:table-cell office:value-type="float" office:value="0.261946" calcext:value-type="float">
            <text:p>0.261946</text:p>
          </table:table-cell>
          <table:table-cell/>
        </table:table-row>
        <table:table-row table:style-name="ro1">
          <table:table-cell/>
          <table:table-cell office:value-type="float" office:value="4.111298" calcext:value-type="float">
            <text:p>4.111298</text:p>
          </table:table-cell>
          <table:table-cell office:value-type="float" office:value="1.618891" calcext:value-type="float">
            <text:p>1.618891</text:p>
          </table:table-cell>
          <table:table-cell/>
          <table:table-cell office:value-type="float" office:value="0.909112" calcext:value-type="float">
            <text:p>0.909112</text:p>
          </table:table-cell>
          <table:table-cell office:value-type="float" office:value="0.30546" calcext:value-type="float">
            <text:p>0.30546</text:p>
          </table:table-cell>
          <table:table-cell/>
        </table:table-row>
        <table:table-row table:style-name="ro1">
          <table:table-cell/>
          <table:table-cell office:value-type="float" office:value="3.845385" calcext:value-type="float">
            <text:p>3.845385</text:p>
          </table:table-cell>
          <table:table-cell office:value-type="float" office:value="1.250627" calcext:value-type="float">
            <text:p>1.250627</text:p>
          </table:table-cell>
          <table:table-cell/>
          <table:table-cell office:value-type="float" office:value="1.024892" calcext:value-type="float">
            <text:p>1.024892</text:p>
          </table:table-cell>
          <table:table-cell office:value-type="float" office:value="0.301768" calcext:value-type="float">
            <text:p>0.301768</text:p>
          </table:table-cell>
          <table:table-cell/>
        </table:table-row>
        <table:table-row table:style-name="ro1">
          <table:table-cell/>
          <table:table-cell office:value-type="float" office:value="3.865242" calcext:value-type="float">
            <text:p>3.865242</text:p>
          </table:table-cell>
          <table:table-cell office:value-type="float" office:value="1.442065" calcext:value-type="float">
            <text:p>1.442065</text:p>
          </table:table-cell>
          <table:table-cell/>
          <table:table-cell office:value-type="float" office:value="0.900323" calcext:value-type="float">
            <text:p>0.900323</text:p>
          </table:table-cell>
          <table:table-cell office:value-type="float" office:value="0.300771" calcext:value-type="float">
            <text:p>0.300771</text:p>
          </table:table-cell>
          <table:table-cell/>
        </table:table-row>
        <table:table-row table:style-name="ro1">
          <table:table-cell/>
          <table:table-cell office:value-type="float" office:value="4.541816" calcext:value-type="float">
            <text:p>4.541816</text:p>
          </table:table-cell>
          <table:table-cell office:value-type="float" office:value="1.389509" calcext:value-type="float">
            <text:p>1.389509</text:p>
          </table:table-cell>
          <table:table-cell/>
          <table:table-cell office:value-type="float" office:value="1.006983" calcext:value-type="float">
            <text:p>1.006983</text:p>
          </table:table-cell>
          <table:table-cell office:value-type="float" office:value="0.267027" calcext:value-type="float">
            <text:p>0.267027</text:p>
          </table:table-cell>
          <table:table-cell/>
        </table:table-row>
        <table:table-row table:style-name="ro1">
          <table:table-cell/>
          <table:table-cell office:value-type="float" office:value="3.866896" calcext:value-type="float">
            <text:p>3.866896</text:p>
          </table:table-cell>
          <table:table-cell office:value-type="float" office:value="1.418936" calcext:value-type="float">
            <text:p>1.418936</text:p>
          </table:table-cell>
          <table:table-cell/>
          <table:table-cell office:value-type="float" office:value="1.038924" calcext:value-type="float">
            <text:p>1.038924</text:p>
          </table:table-cell>
          <table:table-cell office:value-type="float" office:value="0.304414" calcext:value-type="float">
            <text:p>0.304414</text:p>
          </table:table-cell>
          <table:table-cell/>
        </table:table-row>
        <table:table-row table:style-name="ro1">
          <table:table-cell/>
          <table:table-cell office:value-type="float" office:value="4.641092" calcext:value-type="float">
            <text:p>4.641092</text:p>
          </table:table-cell>
          <table:table-cell office:value-type="float" office:value="1.436281" calcext:value-type="float">
            <text:p>1.436281</text:p>
          </table:table-cell>
          <table:table-cell/>
          <table:table-cell office:value-type="float" office:value="1.021407" calcext:value-type="float">
            <text:p>1.021407</text:p>
          </table:table-cell>
          <table:table-cell office:value-type="float" office:value="0.264873" calcext:value-type="float">
            <text:p>0.264873</text:p>
          </table:table-cell>
          <table:table-cell/>
        </table:table-row>
        <table:table-row table:style-name="ro1">
          <table:table-cell/>
          <table:table-cell office:value-type="float" office:value="3.899142" calcext:value-type="float">
            <text:p>3.899142</text:p>
          </table:table-cell>
          <table:table-cell office:value-type="float" office:value="1.204205" calcext:value-type="float">
            <text:p>1.204205</text:p>
          </table:table-cell>
          <table:table-cell/>
          <table:table-cell office:value-type="float" office:value="0.901816" calcext:value-type="float">
            <text:p>0.901816</text:p>
          </table:table-cell>
          <table:table-cell office:value-type="float" office:value="0.270235" calcext:value-type="float">
            <text:p>0.2702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sear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49126" calcext:value-type="float">
            <text:p>8.5491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79169" calcext:value-type="float">
            <text:p>9.579169</text:p>
          </table:table-cell>
          <table:table-cell office:value-type="float" office:value="3.559502" calcext:value-type="float">
            <text:p>3.5595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66663" calcext:value-type="float">
            <text:p>8.466663</text:p>
          </table:table-cell>
          <table:table-cell office:value-type="float" office:value="3.590898" calcext:value-type="float">
            <text:p>3.5908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26182" calcext:value-type="float">
            <text:p>8.26182</text:p>
          </table:table-cell>
          <table:table-cell office:value-type="float" office:value="3.574661" calcext:value-type="float">
            <text:p>3.57466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2099" calcext:value-type="float">
            <text:p>8.02099</text:p>
          </table:table-cell>
          <table:table-cell office:value-type="float" office:value="3.585807" calcext:value-type="float">
            <text:p>3.58580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55915" calcext:value-type="float">
            <text:p>8.355915</text:p>
          </table:table-cell>
          <table:table-cell office:value-type="float" office:value="3.546312" calcext:value-type="float">
            <text:p>3.5463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363792" calcext:value-type="float">
            <text:p>8.363792</text:p>
          </table:table-cell>
          <table:table-cell office:value-type="float" office:value="3.631528" calcext:value-type="float">
            <text:p>3.63152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06441" calcext:value-type="float">
            <text:p>8.206441</text:p>
          </table:table-cell>
          <table:table-cell office:value-type="float" office:value="3.549757" calcext:value-type="float">
            <text:p>3.5497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40391" calcext:value-type="float">
            <text:p>9.140391</text:p>
          </table:table-cell>
          <table:table-cell office:value-type="float" office:value="3.674729" calcext:value-type="float">
            <text:p>3.6747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18758" calcext:value-type="float">
            <text:p>8.418758</text:p>
          </table:table-cell>
          <table:table-cell office:value-type="float" office:value="3.872889" calcext:value-type="float">
            <text:p>3.87288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292944" calcext:value-type="float">
            <text:p>8.292944</text:p>
          </table:table-cell>
          <table:table-cell office:value-type="float" office:value="3.869661" calcext:value-type="float">
            <text:p>3.86966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121384" calcext:value-type="float">
            <text:p>8.121384</text:p>
          </table:table-cell>
          <table:table-cell office:value-type="float" office:value="3.548407" calcext:value-type="float">
            <text:p>3.5484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823598" calcext:value-type="float">
            <text:p>9.823598</text:p>
          </table:table-cell>
          <table:table-cell office:value-type="float" office:value="3.892065" calcext:value-type="float">
            <text:p>3.89206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377331" calcext:value-type="float">
            <text:p>8.377331</text:p>
          </table:table-cell>
          <table:table-cell office:value-type="float" office:value="3.924422" calcext:value-type="float">
            <text:p>3.92442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139414" calcext:value-type="float">
            <text:p>9.139414</text:p>
          </table:table-cell>
          <table:table-cell office:value-type="float" office:value="3.736511" calcext:value-type="float">
            <text:p>3.7365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660378" calcext:value-type="float">
            <text:p>8.660378</text:p>
          </table:table-cell>
          <table:table-cell office:value-type="float" office:value="3.815816" calcext:value-type="float">
            <text:p>3.8158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247863" calcext:value-type="float">
            <text:p>9.247863</text:p>
          </table:table-cell>
          <table:table-cell office:value-type="float" office:value="3.663395" calcext:value-type="float">
            <text:p>3.66339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038367" calcext:value-type="float">
            <text:p>10.038367</text:p>
          </table:table-cell>
          <table:table-cell office:value-type="float" office:value="3.596998" calcext:value-type="float">
            <text:p>3.59699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06394" calcext:value-type="float">
            <text:p>8.406394</text:p>
          </table:table-cell>
          <table:table-cell office:value-type="float" office:value="3.579934" calcext:value-type="float">
            <text:p>3.57993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268771" calcext:value-type="float">
            <text:p>8.268771</text:p>
          </table:table-cell>
          <table:table-cell office:value-type="float" office:value="3.87373" calcext:value-type="float">
            <text:p>3.8737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413264" calcext:value-type="float">
            <text:p>8.413264</text:p>
          </table:table-cell>
          <table:table-cell office:value-type="float" office:value="3.708948" calcext:value-type="float">
            <text:p>3.70894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200036" calcext:value-type="float">
            <text:p>8.200036</text:p>
          </table:table-cell>
          <table:table-cell office:value-type="float" office:value="3.571751" calcext:value-type="float">
            <text:p>3.57175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651878" calcext:value-type="float">
            <text:p>9.651878</text:p>
          </table:table-cell>
          <table:table-cell office:value-type="float" office:value="3.569119" calcext:value-type="float">
            <text:p>3.56911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947659" calcext:value-type="float">
            <text:p>8.947659</text:p>
          </table:table-cell>
          <table:table-cell office:value-type="float" office:value="3.833709" calcext:value-type="float">
            <text:p>3.8337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004816" calcext:value-type="float">
            <text:p>9.004816</text:p>
          </table:table-cell>
          <table:table-cell office:value-type="float" office:value="3.736587" calcext:value-type="float">
            <text:p>3.73658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554311" calcext:value-type="float">
            <text:p>8.554311</text:p>
          </table:table-cell>
          <table:table-cell office:value-type="float" office:value="3.549611" calcext:value-type="float">
            <text:p>3.54961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391211" calcext:value-type="float">
            <text:p>8.391211</text:p>
          </table:table-cell>
          <table:table-cell office:value-type="float" office:value="3.548542" calcext:value-type="float">
            <text:p>3.54854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52903" calcext:value-type="float">
            <text:p>8.152903</text:p>
          </table:table-cell>
          <table:table-cell office:value-type="float" office:value="3.574829" calcext:value-type="float">
            <text:p>3.5748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1644" calcext:value-type="float">
            <text:p>8.31644</text:p>
          </table:table-cell>
          <table:table-cell office:value-type="float" office:value="3.572598" calcext:value-type="float">
            <text:p>3.57259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55334" calcext:value-type="float">
            <text:p>8.655334</text:p>
          </table:table-cell>
          <table:table-cell office:value-type="float" office:value="3.832147" calcext:value-type="float">
            <text:p>3.83214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197481" calcext:value-type="float">
            <text:p>8.197481</text:p>
          </table:table-cell>
          <table:table-cell office:value-type="float" office:value="3.757762" calcext:value-type="float">
            <text:p>3.75776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226155" calcext:value-type="float">
            <text:p>8.226155</text:p>
          </table:table-cell>
          <table:table-cell office:value-type="float" office:value="3.585515" calcext:value-type="float">
            <text:p>3.58551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085266" calcext:value-type="float">
            <text:p>8.085266</text:p>
          </table:table-cell>
          <table:table-cell office:value-type="float" office:value="3.576884" calcext:value-type="float">
            <text:p>3.57688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344088" calcext:value-type="float">
            <text:p>8.344088</text:p>
          </table:table-cell>
          <table:table-cell office:value-type="float" office:value="3.575631" calcext:value-type="float">
            <text:p>3.5756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282383" calcext:value-type="float">
            <text:p>8.282383</text:p>
          </table:table-cell>
          <table:table-cell office:value-type="float" office:value="3.578276" calcext:value-type="float">
            <text:p>3.57827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138935" calcext:value-type="float">
            <text:p>8.138935</text:p>
          </table:table-cell>
          <table:table-cell office:value-type="float" office:value="3.894858" calcext:value-type="float">
            <text:p>3.89485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376473" calcext:value-type="float">
            <text:p>8.376473</text:p>
          </table:table-cell>
          <table:table-cell office:value-type="float" office:value="3.844481" calcext:value-type="float">
            <text:p>3.84448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57291" calcext:value-type="float">
            <text:p>8.57291</text:p>
          </table:table-cell>
          <table:table-cell office:value-type="float" office:value="3.810921" calcext:value-type="float">
            <text:p>3.81092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182913" calcext:value-type="float">
            <text:p>9.182913</text:p>
          </table:table-cell>
          <table:table-cell office:value-type="float" office:value="3.92224" calcext:value-type="float">
            <text:p>3.922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14:58:17.543033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21:34:00.316973075</meta:creation-date>
    <dc:date>2018-05-28T22:18:50.976093396</dc:date>
    <meta:editing-duration>PT19H32M57S</meta:editing-duration>
    <meta:editing-cycles>10</meta:editing-cycles>
    <meta:generator>LibreOffice/5.1.6.2$Linux_X86_64 LibreOffice_project/10m0$Build-2</meta:generator>
    <meta:document-statistic meta:table-count="1" meta:cell-count="487" meta:object-count="0"/>
  </office:meta>
</office:document-meta>
</file>